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101cm" fo:margin-bottom="0.101cm" loext:contextual-spacing="false" fo:line-height="200%" fo:text-align="justify" style:justify-single-word="false"/>
      <style:text-properties fo:font-weight="bold" officeooo:rsid="000da926" officeooo:paragraph-rsid="000da926" style:font-weight-asian="bold" style:font-weight-complex="bold"/>
    </style:style>
    <style:style style:name="P2" style:family="paragraph" style:parent-style-name="Standard">
      <style:paragraph-properties fo:margin-top="0.101cm" fo:margin-bottom="0.101cm" loext:contextual-spacing="false" fo:line-height="200%" fo:text-align="justify" style:justify-single-word="false"/>
      <style:text-properties fo:font-weight="normal" officeooo:rsid="000da926" officeooo:paragraph-rsid="000ed106" style:font-weight-asian="normal" style:font-weight-complex="normal"/>
    </style:style>
    <style:style style:name="T1" style:family="text">
      <style:text-properties officeooo:rsid="0026338d"/>
    </style:style>
    <style:style style:name="T2" style:family="text">
      <style:text-properties fo:font-style="italic" style:font-style-asian="italic" style:font-style-complex="italic"/>
    </style:style>
    <style:style style:name="T3" style:family="text">
      <style:text-properties fo:font-style="italic" officeooo:rsid="0026338d" style:font-style-asian="italic" style:font-style-complex="italic"/>
    </style:style>
    <style:style style:name="T4" style:family="text">
      <style:text-properties officeooo:rsid="002741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2</text:p>
      <text:p text:style-name="P1">Literature Review</text:p>
      <text:p text:style-name="P2"><text:tab/><text:span text:style-name="T1">As middleton mentioned in his monograph, the utilisation of hexagon in image processing is very promising and has advantages over the square lattice. First, “</text:span><text:span text:style-name="T3">Isoperimetry</text:span><text:span text:style-name="T1">. As per the isoperimetric theorem, a hexagon encloses more area than any other closed planar curve of equal perimeter, except a circle. This implies that the sampling density of a hexagonal lattice is higher than that of a square lattice”. Second, “</text:span><text:span text:style-name="T3">Additional equidistant neighbours</text:span><text:span text:style-name="T1">. Every hexagon in the lattice and hence a hexagonal pixel in an image has six equidistant neighbours with a shared edge. In contrast, a square pixel has only four equidistant neighbours with a shared edge or a corner. This implies that curves can be represented in a better fashion on the hexagonal lattice and following an edge will be easier”. Last, “</text:span><text:span text:style-name="T3">Uniform connectivity</text:span><text:span text:style-name="T1">. There is only one type of neighbourhood, namely N 6 , possible in the hexagonal lattice unlike N 4 and N 8 in the square lattice. This implies that there will be less ambiguity in defining boundaries and regions”. <text:s/>Staunton and Storey from the University of Warwick in UK also provide a comparison between the two lattices in image processing. First,is “that 13.4% fewer sampling points are required for equal high frequency information “. Second, “More efficient global and local computation is possible”. Third, “The ease of defining connectivity”. And last, “The ease of designing operator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23:22:24.952267694</meta:creation-date>
    <dc:date>2018-01-25T23:49:36.876069536</dc:date>
    <meta:editing-duration>PT11M15S</meta:editing-duration>
    <meta:editing-cycles>2</meta:editing-cycles>
    <meta:generator>LibreOffice/5.1.6.2$Linux_X86_64 LibreOffice_project/10m0$Build-2</meta:generator>
    <meta:document-statistic meta:table-count="0" meta:image-count="0" meta:object-count="0" meta:page-count="1" meta:paragraph-count="3" meta:word-count="232" meta:character-count="1452" meta:non-whitespace-character-count="1220"/>
  </office:meta>
</office:document-meta>
</file>